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filename</text:p>
          </table:table-cell>
          <table:table-cell office:value-type="string">
            <text:p>mine</text:p>
          </table:table-cell>
          <table:table-cell office:value-type="string">
            <text:p>permission</text:p>
          </table:table-cell>
        </table:table-row>
        <table:table-row table:style-name="ro1">
          <table:table-cell office:value-type="string">
            <text:p>hour_glasses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ntro_shape_grammars.png</text:p>
          </table:table-cell>
          <table:table-cell office:value-type="string">
            <text:p>n</text:p>
          </table:table-cell>
          <table:table-cell/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/01/2012</text:date>, <text:time>16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ak </meta:initial-creator>
    <meta:creation-date>2012-01-16T12:48:54</meta:creation-date>
    <dc:date>2012-01-16T16:43:17</dc:date>
    <dc:creator>twak </dc:creator>
    <meta:editing-duration>PT1M46S</meta:editing-duration>
    <meta:editing-cycles>3</meta:editing-cycles>
    <meta:generator>LibreOffice/3.4$Linux LibreOffice_project/340m1$Build-402</meta:generator>
    <meta:document-statistic meta:table-count="3" meta:cell-count="7" meta:object-count="0"/>
  </office:meta>
</office:document-meta>
</file>